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080000144F00000896ABCBC4620063E8BF.svm" manifest:media-type=""/>
  <manifest:file-entry manifest:full-path="Pictures/100000000000014A000000ECF0519D03C0F70D2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1" style:family="paragraph">
      <style:paragraph-properties fo:text-align="justify"/>
    </style:style>
    <style:style style:name="P2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4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-color="#ffffff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draw:frame presentation:style-name="pr1" draw:text-style-name="P1" draw:layer="layout" svg:width="18.45cm" svg:height="5.159cm" svg:x="1cm" svg:y="1.241cm" presentation:class="title" presentation:user-transformed="true">
          <draw:text-box>
            <text:p text:style-name="P1">Implementierung eines multithreaded TCP/IP Stacks für einen auf AMIDAR basierten Java Prozessor</text:p>
          </draw:text-box>
        </draw:frame>
        <draw:frame draw:style-name="gr1" draw:text-style-name="P5" draw:layer="layout" svg:width="17.299cm" svg:height="10.328cm" svg:x="7.4cm" svg:y="7.399cm">
          <draw:text-box>
            <text:list text:style-name="L2">
              <text:list-header>
                <text:p text:style-name="P2"><text:span text:style-name="T1">Bachelor Thesis</text:span></text:p>
                <text:p text:style-name="P2"><text:span text:style-name="T2"/></text:p>
                <text:p text:style-name="P2"><text:span text:style-name="T1">Robert Wiesner</text:span></text:p>
                <text:p text:style-name="P2"><text:span text:style-name="T3"/></text:p>
                <text:p text:style-name="P3"><text:span text:style-name="T4">Supervisor: </text:span><text:span text:style-name="T4"><text:tab/></text:span><text:span text:style-name="T4">Changgong Li</text:span></text:p>
                <text:p text:style-name="P4"><text:span text:style-name="T5"/></text:p>
                <text:p text:style-name="P3"><text:span text:style-name="T4">Date:</text:span><text:span text:style-name="T4"><text:tab/></text:span><text:span text:style-name="T4"><text:tab/></text:span><text:span text:style-name="T4">22.6.2017</text:span></text:p>
                <text:p text:style-name="P4"><text:span text:style-name="T4"/></text:p>
                <text:p text:style-name="P4"><text:span text:style-name="T5"/></text:p>
                <text:p text:style-name="P4"><text:span text:style-name="T4">TU Darmstadt</text:span></text:p>
                <text:p text:style-name="P4"><text:span text:style-name="T4">Fachgebiet Rechnersysteme</text:span></text:p>
                <text:p text:style-name="P4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draw:frame presentation:style-name="pr3" draw:layer="layout" svg:width="18.45cm" svg:height="2.545cm" svg:x="0.7cm" svg:y="1.017cm" presentation:class="title" presentation:user-transformed="true">
          <draw:text-box>
            <text:p>Überblick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Motivation </text:p>
              </text:list-item>
              <text:list-item>
                <text:p>Topic</text:p>
              </text:list-item>
              <text:list-item>
                <text:p>Conclusion &amp; Outloo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1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1" fo:font-size="10pt" style:letter-kerning="true"/>
    </style:style>
    <style:style style:name="MP9" style:family="paragraph">
      <loext:graphic-properties draw:fill="solid" draw:fill-color="#00458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11">11.06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7cm" svg:y="0.553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10" draw:text-style-name="MP10" draw:layer="backgroundobjects" svg:x1="0.7cm" svg:y1="1.04cm" svg:x2="24.7cm" svg:y2="1.04cm">
        <text:p/>
      </draw:lin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>
          <text:p/>
        </draw:image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11">11.06.17</text:date></text:span><text:span text:style-name="MT2"> <text:s/>| <text:s/>TU Darmstadt <text:s/>| <text:s/>Fachgebiet Rechnersysteme <text:s/>| NAME <text:s/>| <text:s/></text:span><text:span text:style-name="MT2"><text:page-number>&lt;Foliennummer&gt;</text:page-number></text:span>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T2H45M50S</meta:editing-duration>
    <meta:editing-cycles>9</meta:editing-cycles>
    <meta:generator>LibreOffice/5.1.6.2$Windows_x86 LibreOffice_project/07ac168c60a517dba0f0d7bc7540f5afa45f0909</meta:generator>
    <dc:date>2017-06-11T22:01:09.056000000</dc:date>
    <meta:document-statistic meta:object-count="49"/>
  </office:meta>
</office:document-meta>
</file>